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535A3753968DB06BCC.png" manifest:media-type="image/png"/>
  <manifest:file-entry manifest:full-path="Pictures/100002010000006C00000053ED9F9E6F9467C496.png" manifest:media-type="image/png"/>
  <manifest:file-entry manifest:full-path="Pictures/10000201000000320000004B52B6746FF8234825.png" manifest:media-type="image/png"/>
  <manifest:file-entry manifest:full-path="Pictures/100002010000003A000000438BA6659F631832D8.png" manifest:media-type="image/png"/>
  <manifest:file-entry manifest:full-path="Pictures/100002010000007500000053620A94A40B179E01.png" manifest:media-type="image/png"/>
  <manifest:file-entry manifest:full-path="Pictures/100002010000005C000000430FE619773D92EC12.png" manifest:media-type="image/png"/>
  <manifest:file-entry manifest:full-path="Pictures/100002010000002A0000003A4939AA990487D982.png" manifest:media-type="image/png"/>
  <manifest:file-entry manifest:full-path="Pictures/1000020100000075000000537D6756855A47A077.png" manifest:media-type="image/png"/>
  <manifest:file-entry manifest:full-path="Pictures/10000201000000320000002AB1A6A57AC1A111D4.png" manifest:media-type="image/png"/>
  <manifest:file-entry manifest:full-path="Pictures/10000201000000320000002AC5D69120726D1C5A.png" manifest:media-type="image/png"/>
  <manifest:file-entry manifest:full-path="Pictures/100002010000002A000000435113D0E7277FC57A.png" manifest:media-type="image/png"/>
  <manifest:file-entry manifest:full-path="Pictures/100002010000002A0000004398A2271E1BEEF617.png" manifest:media-type="image/png"/>
  <manifest:file-entry manifest:full-path="Pictures/100002010000003A000000430256E2B31B4BF1D6.png" manifest:media-type="image/png"/>
  <manifest:file-entry manifest:full-path="Pictures/100002010000003A0000003A3D439EF4C3D23E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marker-start="" draw:marker-end="Arrow" draw:marker-end-width="0.152cm" draw:fill="none" draw:textarea-vertical-align="middle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0.026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solid" draw:stroke-dash="Ultrafine_20_Dashed" svg:stroke-color="#94070a" draw:marker-start="" draw:marker-end="Arrow" draw:marker-end-width="0.152cm" svg:stroke-opacity="100%" draw:fill="none" draw:textarea-vertical-align="middle"/>
    </style:style>
    <style:style style:name="gr5" style:family="graphic" style:parent-style-name="objectwithoutfill">
      <style:graphic-properties draw:stroke="solid" draw:stroke-dash="Ultrafine_20_Dashed" svg:stroke-color="#808080" svg:stroke-opacity="100%" draw:fill="none" draw:textarea-vertical-align="middle"/>
    </style:style>
    <style:style style:name="gr6" style:family="graphic" style:parent-style-name="objectwithoutfill">
      <style:graphic-properties svg:stroke-opacity="100%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21409a" draw:marker-start="Arrow" draw:marker-start-width="0.152cm" draw:marker-end="Arrow" draw:marker-end-width="0.152cm" svg:stroke-opacity="100%" draw:fill="none" draw:textarea-vertical-align="middle"/>
    </style:style>
    <style:style style:name="gr10" style:family="graphic" style:parent-style-name="objectwithoutfill">
      <style:graphic-properties svg:stroke-color="#94070a" draw:marker-start="Arrow" draw:marker-start-width="0.152cm" draw:marker-end="Arrow" draw:marker-end-width="0.152cm" svg:stroke-opacity="100%" draw:fill="none" draw:textarea-vertical-align="middle"/>
    </style:style>
    <style:style style:name="gr11" style:family="graphic" style:parent-style-name="objectwithoutfill">
      <style:graphic-properties svg:stroke-color="#21409a" draw:marker-start="" draw:marker-end="Arrow" draw:marker-end-width="0.152cm" svg:stroke-opacity="100%" draw:fill="none" draw:textarea-vertical-align="middle"/>
    </style:style>
    <style:style style:name="gr12" style:family="graphic" style:parent-style-name="objectwithoutfill">
      <style:graphic-properties svg:stroke-color="#21409a" draw:marker-start="Arrow" draw:marker-start-width="0.051cm" draw:marker-end="Arrow" draw:marker-end-width="0.051cm" svg:stroke-opacity="100%" draw:fill="none" draw:textarea-vertical-align="middle"/>
    </style:style>
    <style:style style:name="gr13" style:family="graphic" style:parent-style-name="objectwithoutfill">
      <style:graphic-properties svg:stroke-color="#808080" draw:marker-start="Arrow" draw:marker-start-width="0.051cm" draw:marker-end="Arrow" draw:marker-end-width="0.051cm" svg:stroke-opacity="100%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300%" draw:red="10%" draw:green="10%" draw:blue="1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47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42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5%" draw:red="90%" draw:green="90%" draw:blue="90%" fo:clip="rect(0cm, 0cm, 0cm, 0cm)" draw:image-opacity="100%" style:mirror="none"/>
    </style:style>
    <style:style style:name="gr18" style:family="graphic" style:parent-style-name="objectwithoutfill">
      <style:graphic-properties svg:stroke-color="#000000" draw:marker-start="" draw:marker-end="" draw:marker-end-width="0.152cm" draw:fill="none" draw:textarea-vertical-align="middle"/>
    </style:style>
    <style:style style:name="gr19" style:family="graphic" style:parent-style-name="objectwithoutfill">
      <style:graphic-properties svg:stroke-color="#000000" draw:marker-start="" draw:marker-end="Arrow" draw:marker-end-width="0.152cm" draw:fill="none" draw:textarea-vertical-align="middle"/>
    </style:style>
    <style:style style:name="gr20" style:family="graphic" style:parent-style-name="objectwithoutfill">
      <style:graphic-properties svg:stroke-color="#21409a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754cm" svg:y1="5.013cm" svg:x2="10.754cm" svg:y2="4.048cm">
          <text:p/>
        </draw:line>
        <draw:custom-shape draw:style-name="gr2" draw:text-style-name="P2" draw:layer="layout" svg:width="0.264cm" svg:height="0.276cm" draw:transform="skewX (0.00366519142918802) rotate (0.665843109635837) translate (8.069cm 1.9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438cm" svg:y1="5.034cm" svg:x2="11.769cm" svg:y2="5.035cm">
          <text:p/>
        </draw:line>
        <draw:frame draw:style-name="gr3" draw:text-style-name="P1" draw:layer="layout" svg:width="0.505cm" svg:height="0.367cm" svg:x="7.036cm" svg:y="5.085cm">
          <draw:image xlink:href="Pictures/100002010000005C000000430FE619773D92EC12.png" xlink:type="simple" xlink:show="embed" xlink:actuate="onLoad">
            <text:p/>
          </draw:image>
        </draw:frame>
        <draw:line draw:style-name="gr4" draw:text-style-name="P1" draw:layer="layout" svg:x1="4.2cm" svg:y1="5.025cm" svg:x2="8.281cm" svg:y2="1.808cm">
          <text:p/>
        </draw:line>
        <draw:line draw:style-name="gr5" draw:text-style-name="P1" draw:layer="layout" svg:x1="8.282cm" svg:y1="1.808cm" svg:x2="10.761cm" svg:y2="5.025cm">
          <text:p/>
        </draw:line>
        <draw:line draw:style-name="gr6" draw:text-style-name="P1" draw:layer="layout" svg:x1="6.241cm" svg:y1="3.411cm" svg:x2="10.76cm" svg:y2="5.026cm">
          <text:p/>
        </draw:line>
        <draw:path draw:style-name="gr7" draw:text-style-name="P1" draw:layer="layout" svg:width="0.057cm" svg:height="0.378cm" svg:x="9.636cm" svg:y="4.653cm" svg:viewBox="0 0 58 379" svg:d="M58 0c-38 87-64 187-57 287l5 61 16 31">
          <text:p/>
        </draw:path>
        <draw:path draw:style-name="gr7" draw:text-style-name="P1" draw:layer="layout" svg:width="0.057cm" svg:height="0.356cm" svg:x="4.658cm" svg:y="4.678cm" svg:viewBox="0 0 58 357" svg:d="M0 0c38 82 64 176 57 270l-5 58-16 29">
          <text:p/>
        </draw:path>
        <draw:frame draw:style-name="gr3" draw:text-style-name="P1" draw:layer="layout" svg:width="0.229cm" svg:height="0.367cm" svg:x="4.783cm" svg:y="4.577cm">
          <draw:image xlink:href="Pictures/100002010000002A000000435113D0E7277FC57A.png" xlink:type="simple" xlink:show="embed" xlink:actuate="onLoad">
            <text:p/>
          </draw:image>
        </draw:frame>
        <draw:frame draw:style-name="gr3" draw:text-style-name="P1" draw:layer="layout" svg:width="0.21cm" svg:height="0.176cm" svg:x="9.299cm" svg:y="4.729cm">
          <draw:image xlink:href="Pictures/10000201000000320000002AB1A6A57AC1A111D4.png" xlink:type="simple" xlink:show="embed" xlink:actuate="onLoad">
            <text:p/>
          </draw:image>
        </draw:frame>
        <draw:custom-shape draw:style-name="gr8" draw:text-style-name="P3" draw:layer="layout" svg:width="0.203cm" svg:height="0.203cm" svg:x="10.6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03cm" svg:height="0.203cm" svg:x="4.1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9cm" svg:y1="4.815cm" svg:x2="5.941cm" svg:y2="3.212cm">
          <text:p/>
        </draw:line>
        <draw:line draw:style-name="gr10" draw:text-style-name="P1" draw:layer="layout" svg:x1="3.6cm" svg:y1="4.426cm" svg:x2="7.681cm" svg:y2="1.209cm">
          <text:p/>
        </draw:line>
        <draw:line draw:style-name="gr11" draw:text-style-name="P1" draw:layer="layout" svg:x1="4.2cm" svg:y1="5.014cm" svg:x2="6.241cm" svg:y2="3.411cm">
          <text:p/>
        </draw:line>
        <draw:line draw:style-name="gr5" draw:text-style-name="P1" draw:layer="layout" svg:x1="7.223cm" svg:y1="3.667cm" svg:x2="7.466cm" svg:y2="3.981cm">
          <text:p/>
        </draw:line>
        <draw:line draw:style-name="gr5" draw:text-style-name="P1" draw:layer="layout" svg:x1="7.524cm" svg:y1="3.767cm" svg:x2="7.767cm" svg:y2="4.081cm">
          <text:p/>
        </draw:line>
        <draw:line draw:style-name="gr5" draw:text-style-name="P1" draw:layer="layout" svg:x1="7.825cm" svg:y1="3.867cm" svg:x2="8.068cm" svg:y2="4.181cm">
          <text:p/>
        </draw:line>
        <draw:line draw:style-name="gr5" draw:text-style-name="P1" draw:layer="layout" svg:x1="8.126cm" svg:y1="3.967cm" svg:x2="8.369cm" svg:y2="4.281cm">
          <text:p/>
        </draw:line>
        <draw:line draw:style-name="gr5" draw:text-style-name="P1" draw:layer="layout" svg:x1="8.427cm" svg:y1="4.067cm" svg:x2="8.67cm" svg:y2="4.381cm">
          <text:p/>
        </draw:line>
        <draw:line draw:style-name="gr5" draw:text-style-name="P1" draw:layer="layout" svg:x1="8.728cm" svg:y1="4.167cm" svg:x2="8.971cm" svg:y2="4.481cm">
          <text:p/>
        </draw:line>
        <draw:line draw:style-name="gr5" draw:text-style-name="P1" draw:layer="layout" svg:x1="9.029cm" svg:y1="4.267cm" svg:x2="9.272cm" svg:y2="4.581cm">
          <text:p/>
        </draw:line>
        <draw:line draw:style-name="gr5" draw:text-style-name="P1" draw:layer="layout" svg:x1="9.33cm" svg:y1="4.367cm" svg:x2="9.573cm" svg:y2="4.681cm">
          <text:p/>
        </draw:line>
        <draw:line draw:style-name="gr5" draw:text-style-name="P1" draw:layer="layout" svg:x1="6.924cm" svg:y1="3.567cm" svg:x2="7.167cm" svg:y2="3.881cm">
          <text:p/>
        </draw:line>
        <draw:line draw:style-name="gr5" draw:text-style-name="P1" draw:layer="layout" svg:x1="6.625cm" svg:y1="3.467cm" svg:x2="6.868cm" svg:y2="3.781cm">
          <text:p/>
        </draw:line>
        <draw:line draw:style-name="gr12" draw:text-style-name="P1" draw:layer="layout" svg:x1="7.401cm" svg:y1="3.819cm" svg:x2="7.401cm" svg:y2="3.819cm">
          <text:p/>
        </draw:line>
        <draw:line draw:style-name="gr13" draw:text-style-name="P1" draw:layer="layout" svg:x1="7.553cm" svg:y1="3.794cm" svg:x2="7.731cm" svg:y2="3.692cm">
          <text:p/>
        </draw:line>
        <draw:frame draw:style-name="gr14" draw:text-style-name="P1" draw:layer="layout" svg:width="0.152cm" svg:height="0.229cm" svg:x="7.502cm" svg:y="3.438cm">
          <draw:image xlink:href="Pictures/100002010000002A0000004398A2271E1BEEF617.png" xlink:type="simple" xlink:show="embed" xlink:actuate="onLoad">
            <text:p/>
          </draw:image>
        </draw:frame>
        <draw:frame draw:style-name="gr3" draw:text-style-name="P1" draw:layer="layout" svg:width="0.244cm" svg:height="0.282cm" svg:x="4.124cm" svg:y="5.163cm">
          <draw:image xlink:href="Pictures/100002010000003A000000430256E2B31B4BF1D6.png" xlink:type="simple" xlink:show="embed" xlink:actuate="onLoad">
            <text:p/>
          </draw:image>
        </draw:frame>
        <draw:frame draw:style-name="gr3" draw:text-style-name="P1" draw:layer="layout" svg:width="0.244cm" svg:height="0.244cm" svg:x="10.627cm" svg:y="5.191cm">
          <draw:image xlink:href="Pictures/100002010000003A0000003A3D439EF4C3D23E07.png" xlink:type="simple" xlink:show="embed" xlink:actuate="onLoad">
            <text:p/>
          </draw:image>
        </draw:frame>
        <draw:frame draw:style-name="gr15" draw:text-style-name="P1" draw:layer="layout" svg:width="0.494cm" svg:height="0.35cm" svg:x="5.115cm" svg:y="2.575cm">
          <draw:image xlink:href="Pictures/100002010000007500000053620A94A40B179E01.png" xlink:type="simple" xlink:show="embed" xlink:actuate="onLoad">
            <text:p/>
          </draw:image>
        </draw:frame>
        <draw:frame draw:style-name="gr16" draw:text-style-name="P1" draw:layer="layout" svg:width="0.494cm" svg:height="0.35cm" svg:x="4.607cm" svg:y="3.652cm">
          <draw:image xlink:href="Pictures/1000020100000075000000537D6756855A47A077.png" xlink:type="simple" xlink:show="embed" xlink:actuate="onLoad">
            <text:p/>
          </draw:image>
        </draw:frame>
        <draw:frame draw:style-name="gr3" draw:text-style-name="P1" draw:layer="layout" svg:width="0.244cm" svg:height="0.282cm" svg:x="8.163cm" svg:y="1.457cm">
          <draw:image xlink:href="Pictures/100002010000003A000000438BA6659F631832D8.png" xlink:type="simple" xlink:show="embed" xlink:actuate="onLoad">
            <text:p/>
          </draw:image>
        </draw:frame>
        <draw:path draw:style-name="gr7" draw:text-style-name="P1" draw:layer="layout" svg:width="0.104cm" svg:height="0.824cm" draw:transform="skewX (0.150447381521911) rotate (-0.0565486677646174) translate (10.0365282952553cm 4.21996426902996cm)" svg:viewBox="0 0 105 825" svg:d="M105 0c-69 189-116 407-103 625l9 132 29 68">
          <text:p/>
        </draw:path>
        <draw:frame draw:style-name="gr3" draw:text-style-name="P1" draw:layer="layout" svg:width="0.21cm" svg:height="0.316cm" svg:x="9.763cm" svg:y="4.302cm">
          <draw:image xlink:href="Pictures/10000201000000320000004B52B6746FF8234825.png" xlink:type="simple" xlink:show="embed" xlink:actuate="onLoad">
            <text:p/>
          </draw:image>
        </draw:frame>
        <draw:frame draw:style-name="gr17" draw:text-style-name="P1" draw:layer="layout" svg:width="0.21cm" svg:height="0.176cm" svg:x="11.331cm" svg:y="5.142cm">
          <draw:image xlink:href="Pictures/10000201000000320000002AC5D69120726D1C5A.png" xlink:type="simple" xlink:show="embed" xlink:actuate="onLoad">
            <text:p/>
          </draw:image>
        </draw:frame>
        <draw:frame draw:style-name="gr17" draw:text-style-name="P1" draw:layer="layout" svg:width="0.176cm" svg:height="0.244cm" svg:x="10.525cm" svg:y="4.312cm">
          <draw:image xlink:href="Pictures/100002010000002A0000003A4939AA990487D982.png" xlink:type="simple" xlink:show="embed" xlink:actuate="onLoad">
            <text:p/>
          </draw:image>
        </draw:frame>
        <draw:line draw:style-name="gr18" draw:text-style-name="P1" draw:layer="layout" svg:x1="3.438cm" svg:y1="5.035cm" svg:x2="10.753cm" svg:y2="5.036cm">
          <text:p/>
        </draw:line>
      </draw:page>
      <draw:page draw:name="page2" draw:style-name="dp1" draw:master-page-name="Default">
        <draw:line draw:style-name="gr1" draw:text-style-name="P1" draw:layer="layout" svg:x1="4.251cm" svg:y1="5.013cm" svg:x2="4.251cm" svg:y2="1.254cm">
          <text:p/>
        </draw:line>
        <draw:custom-shape draw:style-name="gr2" draw:text-style-name="P2" draw:layer="layout" svg:width="0.264cm" svg:height="0.276cm" draw:transform="skewX (0.00366519142918802) rotate (0.665843109635837) translate (8.069cm 1.9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438cm" svg:y1="5.034cm" svg:x2="11.769cm" svg:y2="5.035cm">
          <text:p/>
        </draw:line>
        <draw:frame draw:style-name="gr3" draw:text-style-name="P1" draw:layer="layout" svg:width="0.505cm" svg:height="0.367cm" svg:x="7.036cm" svg:y="5.085cm">
          <draw:image xlink:href="Pictures/100002010000005C000000430FE619773D92EC12.png" xlink:type="simple" xlink:show="embed" xlink:actuate="onLoad">
            <text:p/>
          </draw:image>
        </draw:frame>
        <draw:line draw:style-name="gr4" draw:text-style-name="P1" draw:layer="layout" svg:x1="4.2cm" svg:y1="5.025cm" svg:x2="8.281cm" svg:y2="1.808cm">
          <text:p/>
        </draw:line>
        <draw:line draw:style-name="gr5" draw:text-style-name="P1" draw:layer="layout" svg:x1="8.282cm" svg:y1="1.808cm" svg:x2="10.761cm" svg:y2="5.025cm">
          <text:p/>
        </draw:line>
        <draw:line draw:style-name="gr6" draw:text-style-name="P1" draw:layer="layout" svg:x1="6.241cm" svg:y1="3.411cm" svg:x2="10.76cm" svg:y2="5.026cm">
          <text:p/>
        </draw:line>
        <draw:path draw:style-name="gr7" draw:text-style-name="P1" draw:layer="layout" svg:width="0.057cm" svg:height="0.378cm" svg:x="9.636cm" svg:y="4.653cm" svg:viewBox="0 0 58 379" svg:d="M58 0c-38 87-64 187-57 287l5 61 16 31">
          <text:p/>
        </draw:path>
        <draw:path draw:style-name="gr7" draw:text-style-name="P1" draw:layer="layout" svg:width="0.057cm" svg:height="0.356cm" svg:x="4.658cm" svg:y="4.678cm" svg:viewBox="0 0 58 357" svg:d="M0 0c38 82 64 176 57 270l-5 58-16 29">
          <text:p/>
        </draw:path>
        <draw:frame draw:style-name="gr3" draw:text-style-name="P1" draw:layer="layout" svg:width="0.229cm" svg:height="0.367cm" svg:x="4.783cm" svg:y="4.577cm">
          <draw:image xlink:href="Pictures/100002010000002A000000435113D0E7277FC57A.png" xlink:type="simple" xlink:show="embed" xlink:actuate="onLoad">
            <text:p/>
          </draw:image>
        </draw:frame>
        <draw:frame draw:style-name="gr3" draw:text-style-name="P1" draw:layer="layout" svg:width="0.21cm" svg:height="0.176cm" svg:x="9.299cm" svg:y="4.729cm">
          <draw:image xlink:href="Pictures/10000201000000320000002AB1A6A57AC1A111D4.png" xlink:type="simple" xlink:show="embed" xlink:actuate="onLoad">
            <text:p/>
          </draw:image>
        </draw:frame>
        <draw:custom-shape draw:style-name="gr8" draw:text-style-name="P3" draw:layer="layout" svg:width="0.203cm" svg:height="0.203cm" svg:x="10.6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03cm" svg:height="0.203cm" svg:x="4.1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9cm" svg:y1="4.815cm" svg:x2="5.941cm" svg:y2="3.212cm">
          <text:p/>
        </draw:line>
        <draw:line draw:style-name="gr10" draw:text-style-name="P1" draw:layer="layout" svg:x1="3.6cm" svg:y1="4.426cm" svg:x2="7.681cm" svg:y2="1.209cm">
          <text:p/>
        </draw:line>
        <draw:line draw:style-name="gr11" draw:text-style-name="P1" draw:layer="layout" svg:x1="4.2cm" svg:y1="5.014cm" svg:x2="6.241cm" svg:y2="3.411cm">
          <text:p/>
        </draw:line>
        <draw:line draw:style-name="gr5" draw:text-style-name="P1" draw:layer="layout" svg:x1="7.223cm" svg:y1="3.667cm" svg:x2="7.466cm" svg:y2="3.981cm">
          <text:p/>
        </draw:line>
        <draw:line draw:style-name="gr5" draw:text-style-name="P1" draw:layer="layout" svg:x1="7.524cm" svg:y1="3.767cm" svg:x2="7.767cm" svg:y2="4.081cm">
          <text:p/>
        </draw:line>
        <draw:line draw:style-name="gr5" draw:text-style-name="P1" draw:layer="layout" svg:x1="7.825cm" svg:y1="3.867cm" svg:x2="8.068cm" svg:y2="4.181cm">
          <text:p/>
        </draw:line>
        <draw:line draw:style-name="gr5" draw:text-style-name="P1" draw:layer="layout" svg:x1="8.126cm" svg:y1="3.967cm" svg:x2="8.369cm" svg:y2="4.281cm">
          <text:p/>
        </draw:line>
        <draw:line draw:style-name="gr5" draw:text-style-name="P1" draw:layer="layout" svg:x1="8.427cm" svg:y1="4.067cm" svg:x2="8.67cm" svg:y2="4.381cm">
          <text:p/>
        </draw:line>
        <draw:line draw:style-name="gr5" draw:text-style-name="P1" draw:layer="layout" svg:x1="8.728cm" svg:y1="4.167cm" svg:x2="8.971cm" svg:y2="4.481cm">
          <text:p/>
        </draw:line>
        <draw:line draw:style-name="gr5" draw:text-style-name="P1" draw:layer="layout" svg:x1="9.029cm" svg:y1="4.267cm" svg:x2="9.272cm" svg:y2="4.581cm">
          <text:p/>
        </draw:line>
        <draw:line draw:style-name="gr5" draw:text-style-name="P1" draw:layer="layout" svg:x1="9.33cm" svg:y1="4.367cm" svg:x2="9.573cm" svg:y2="4.681cm">
          <text:p/>
        </draw:line>
        <draw:line draw:style-name="gr5" draw:text-style-name="P1" draw:layer="layout" svg:x1="6.924cm" svg:y1="3.567cm" svg:x2="7.167cm" svg:y2="3.881cm">
          <text:p/>
        </draw:line>
        <draw:line draw:style-name="gr5" draw:text-style-name="P1" draw:layer="layout" svg:x1="6.625cm" svg:y1="3.467cm" svg:x2="6.868cm" svg:y2="3.781cm">
          <text:p/>
        </draw:line>
        <draw:line draw:style-name="gr12" draw:text-style-name="P1" draw:layer="layout" svg:x1="7.401cm" svg:y1="3.819cm" svg:x2="7.401cm" svg:y2="3.819cm">
          <text:p/>
        </draw:line>
        <draw:line draw:style-name="gr13" draw:text-style-name="P1" draw:layer="layout" svg:x1="7.553cm" svg:y1="3.794cm" svg:x2="7.731cm" svg:y2="3.692cm">
          <text:p/>
        </draw:line>
        <draw:frame draw:style-name="gr14" draw:text-style-name="P1" draw:layer="layout" svg:width="0.152cm" svg:height="0.229cm" svg:x="7.502cm" svg:y="3.438cm">
          <draw:image xlink:href="Pictures/100002010000002A0000004398A2271E1BEEF617.png" xlink:type="simple" xlink:show="embed" xlink:actuate="onLoad">
            <text:p/>
          </draw:image>
        </draw:frame>
        <draw:frame draw:style-name="gr3" draw:text-style-name="P1" draw:layer="layout" svg:width="0.244cm" svg:height="0.282cm" svg:x="4.124cm" svg:y="5.163cm">
          <draw:image xlink:href="Pictures/100002010000003A000000430256E2B31B4BF1D6.png" xlink:type="simple" xlink:show="embed" xlink:actuate="onLoad">
            <text:p/>
          </draw:image>
        </draw:frame>
        <draw:frame draw:style-name="gr3" draw:text-style-name="P1" draw:layer="layout" svg:width="0.244cm" svg:height="0.244cm" svg:x="10.627cm" svg:y="5.191cm">
          <draw:image xlink:href="Pictures/100002010000003A0000003A3D439EF4C3D23E07.png" xlink:type="simple" xlink:show="embed" xlink:actuate="onLoad">
            <text:p/>
          </draw:image>
        </draw:frame>
        <draw:frame draw:style-name="gr15" draw:text-style-name="P1" draw:layer="layout" svg:width="0.494cm" svg:height="0.35cm" svg:x="5.115cm" svg:y="2.575cm">
          <draw:image xlink:href="Pictures/100002010000007500000053620A94A40B179E01.png" xlink:type="simple" xlink:show="embed" xlink:actuate="onLoad">
            <text:p/>
          </draw:image>
        </draw:frame>
        <draw:frame draw:style-name="gr16" draw:text-style-name="P1" draw:layer="layout" svg:width="0.494cm" svg:height="0.35cm" svg:x="4.607cm" svg:y="3.652cm">
          <draw:image xlink:href="Pictures/1000020100000075000000537D6756855A47A077.png" xlink:type="simple" xlink:show="embed" xlink:actuate="onLoad">
            <text:p/>
          </draw:image>
        </draw:frame>
        <draw:frame draw:style-name="gr3" draw:text-style-name="P1" draw:layer="layout" svg:width="0.244cm" svg:height="0.282cm" svg:x="8.163cm" svg:y="1.457cm">
          <draw:image xlink:href="Pictures/100002010000003A000000438BA6659F631832D8.png" xlink:type="simple" xlink:show="embed" xlink:actuate="onLoad">
            <text:p/>
          </draw:image>
        </draw:frame>
        <draw:path draw:style-name="gr7" draw:text-style-name="P1" draw:layer="layout" svg:width="0.104cm" svg:height="0.824cm" draw:transform="skewX (0.150447381521911) rotate (-0.0565486677646174) translate (10.0365282952553cm 4.21996426902996cm)" svg:viewBox="0 0 105 825" svg:d="M105 0c-69 189-116 407-103 625l9 132 29 68">
          <text:p/>
        </draw:path>
        <draw:frame draw:style-name="gr3" draw:text-style-name="P1" draw:layer="layout" svg:width="0.21cm" svg:height="0.316cm" svg:x="9.763cm" svg:y="4.302cm">
          <draw:image xlink:href="Pictures/10000201000000320000004B52B6746FF8234825.png" xlink:type="simple" xlink:show="embed" xlink:actuate="onLoad">
            <text:p/>
          </draw:image>
        </draw:frame>
        <draw:frame draw:style-name="gr17" draw:text-style-name="P1" draw:layer="layout" svg:width="0.21cm" svg:height="0.176cm" svg:x="11.331cm" svg:y="5.142cm">
          <draw:image xlink:href="Pictures/10000201000000320000002AC5D69120726D1C5A.png" xlink:type="simple" xlink:show="embed" xlink:actuate="onLoad">
            <text:p/>
          </draw:image>
        </draw:frame>
        <draw:frame draw:style-name="gr17" draw:text-style-name="P1" draw:layer="layout" svg:width="0.176cm" svg:height="0.244cm" svg:x="4.048cm" svg:y="1.518cm">
          <draw:image xlink:href="Pictures/100002010000002A0000003A4939AA990487D982.png" xlink:type="simple" xlink:show="embed" xlink:actuate="onLoad">
            <text:p/>
          </draw:image>
        </draw:frame>
        <draw:line draw:style-name="gr18" draw:text-style-name="P1" draw:layer="layout" svg:x1="3.438cm" svg:y1="5.035cm" svg:x2="10.753cm" svg:y2="5.036cm">
          <text:p/>
        </draw:line>
      </draw:page>
      <draw:page draw:name="page3" draw:style-name="dp1" draw:master-page-name="Default">
        <draw:custom-shape draw:style-name="gr2" draw:text-style-name="P2" draw:layer="layout" svg:width="0.264cm" svg:height="0.276cm" draw:transform="skewX (0.00366519142918802) rotate (0.665843109635837) translate (8.069cm 1.9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3.438cm" svg:y1="5.034cm" svg:x2="11.769cm" svg:y2="5.035cm">
          <text:p/>
        </draw:line>
        <draw:frame draw:style-name="gr3" draw:text-style-name="P1" draw:layer="layout" svg:width="0.505cm" svg:height="0.367cm" svg:x="7.036cm" svg:y="5.085cm">
          <draw:image xlink:href="Pictures/100002010000005C000000430FE619773D92EC12.png" xlink:type="simple" xlink:show="embed" xlink:actuate="onLoad">
            <text:p/>
          </draw:image>
        </draw:frame>
        <draw:line draw:style-name="gr4" draw:text-style-name="P1" draw:layer="layout" svg:x1="4.2cm" svg:y1="5.025cm" svg:x2="8.281cm" svg:y2="1.808cm">
          <text:p/>
        </draw:line>
        <draw:line draw:style-name="gr5" draw:text-style-name="P1" draw:layer="layout" svg:x1="8.282cm" svg:y1="1.808cm" svg:x2="10.761cm" svg:y2="5.025cm">
          <text:p/>
        </draw:line>
        <draw:line draw:style-name="gr6" draw:text-style-name="P1" draw:layer="layout" svg:x1="6.241cm" svg:y1="3.411cm" svg:x2="10.76cm" svg:y2="5.026cm">
          <text:p/>
        </draw:line>
        <draw:path draw:style-name="gr20" draw:text-style-name="P1" draw:layer="layout" svg:width="0.057cm" svg:height="0.378cm" svg:x="9.636cm" svg:y="4.653cm" svg:viewBox="0 0 58 379" svg:d="M58 0c-38 87-64 187-57 287l5 61 16 31">
          <text:p/>
        </draw:path>
        <draw:path draw:style-name="gr20" draw:text-style-name="P1" draw:layer="layout" svg:width="0.057cm" svg:height="0.356cm" svg:x="4.658cm" svg:y="4.678cm" svg:viewBox="0 0 58 357" svg:d="M0 0c38 82 64 176 57 270l-5 58-16 29">
          <text:p/>
        </draw:path>
        <draw:frame draw:style-name="gr3" draw:text-style-name="P1" draw:layer="layout" svg:width="0.229cm" svg:height="0.367cm" svg:x="4.783cm" svg:y="4.577cm">
          <draw:image xlink:href="Pictures/100002010000002A000000435113D0E7277FC57A.png" xlink:type="simple" xlink:show="embed" xlink:actuate="onLoad">
            <text:p/>
          </draw:image>
        </draw:frame>
        <draw:frame draw:style-name="gr3" draw:text-style-name="P1" draw:layer="layout" svg:width="0.21cm" svg:height="0.176cm" svg:x="9.299cm" svg:y="4.729cm">
          <draw:image xlink:href="Pictures/10000201000000320000002AB1A6A57AC1A111D4.png" xlink:type="simple" xlink:show="embed" xlink:actuate="onLoad">
            <text:p/>
          </draw:image>
        </draw:frame>
        <draw:custom-shape draw:style-name="gr8" draw:text-style-name="P3" draw:layer="layout" svg:width="0.203cm" svg:height="0.203cm" svg:x="10.6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03cm" svg:height="0.203cm" svg:x="4.1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9cm" svg:y1="4.815cm" svg:x2="5.941cm" svg:y2="3.212cm">
          <text:p/>
        </draw:line>
        <draw:line draw:style-name="gr10" draw:text-style-name="P1" draw:layer="layout" svg:x1="3.6cm" svg:y1="4.426cm" svg:x2="7.681cm" svg:y2="1.209cm">
          <text:p/>
        </draw:line>
        <draw:line draw:style-name="gr11" draw:text-style-name="P1" draw:layer="layout" svg:x1="4.2cm" svg:y1="5.014cm" svg:x2="6.241cm" svg:y2="3.411cm">
          <text:p/>
        </draw:line>
        <draw:line draw:style-name="gr5" draw:text-style-name="P1" draw:layer="layout" svg:x1="7.223cm" svg:y1="3.667cm" svg:x2="7.466cm" svg:y2="3.981cm">
          <text:p/>
        </draw:line>
        <draw:line draw:style-name="gr5" draw:text-style-name="P1" draw:layer="layout" svg:x1="7.524cm" svg:y1="3.767cm" svg:x2="7.767cm" svg:y2="4.081cm">
          <text:p/>
        </draw:line>
        <draw:line draw:style-name="gr5" draw:text-style-name="P1" draw:layer="layout" svg:x1="7.825cm" svg:y1="3.867cm" svg:x2="8.068cm" svg:y2="4.181cm">
          <text:p/>
        </draw:line>
        <draw:line draw:style-name="gr5" draw:text-style-name="P1" draw:layer="layout" svg:x1="8.126cm" svg:y1="3.967cm" svg:x2="8.369cm" svg:y2="4.281cm">
          <text:p/>
        </draw:line>
        <draw:line draw:style-name="gr5" draw:text-style-name="P1" draw:layer="layout" svg:x1="8.427cm" svg:y1="4.067cm" svg:x2="8.67cm" svg:y2="4.381cm">
          <text:p/>
        </draw:line>
        <draw:line draw:style-name="gr5" draw:text-style-name="P1" draw:layer="layout" svg:x1="8.728cm" svg:y1="4.167cm" svg:x2="8.971cm" svg:y2="4.481cm">
          <text:p/>
        </draw:line>
        <draw:line draw:style-name="gr5" draw:text-style-name="P1" draw:layer="layout" svg:x1="9.029cm" svg:y1="4.267cm" svg:x2="9.272cm" svg:y2="4.581cm">
          <text:p/>
        </draw:line>
        <draw:line draw:style-name="gr5" draw:text-style-name="P1" draw:layer="layout" svg:x1="9.33cm" svg:y1="4.367cm" svg:x2="9.573cm" svg:y2="4.681cm">
          <text:p/>
        </draw:line>
        <draw:line draw:style-name="gr5" draw:text-style-name="P1" draw:layer="layout" svg:x1="6.924cm" svg:y1="3.567cm" svg:x2="7.167cm" svg:y2="3.881cm">
          <text:p/>
        </draw:line>
        <draw:line draw:style-name="gr5" draw:text-style-name="P1" draw:layer="layout" svg:x1="6.625cm" svg:y1="3.467cm" svg:x2="6.868cm" svg:y2="3.781cm">
          <text:p/>
        </draw:line>
        <draw:line draw:style-name="gr12" draw:text-style-name="P1" draw:layer="layout" svg:x1="7.401cm" svg:y1="3.819cm" svg:x2="7.401cm" svg:y2="3.819cm">
          <text:p/>
        </draw:line>
        <draw:line draw:style-name="gr13" draw:text-style-name="P1" draw:layer="layout" svg:x1="7.553cm" svg:y1="3.794cm" svg:x2="7.731cm" svg:y2="3.692cm">
          <text:p/>
        </draw:line>
        <draw:frame draw:style-name="gr14" draw:text-style-name="P1" draw:layer="layout" svg:width="0.152cm" svg:height="0.229cm" svg:x="7.502cm" svg:y="3.438cm">
          <draw:image xlink:href="Pictures/100002010000002A0000004398A2271E1BEEF617.png" xlink:type="simple" xlink:show="embed" xlink:actuate="onLoad">
            <text:p/>
          </draw:image>
        </draw:frame>
        <draw:frame draw:style-name="gr3" draw:text-style-name="P1" draw:layer="layout" svg:width="0.244cm" svg:height="0.282cm" svg:x="4.124cm" svg:y="5.163cm">
          <draw:image xlink:href="Pictures/100002010000003A000000430256E2B31B4BF1D6.png" xlink:type="simple" xlink:show="embed" xlink:actuate="onLoad">
            <text:p/>
          </draw:image>
        </draw:frame>
        <draw:frame draw:style-name="gr3" draw:text-style-name="P1" draw:layer="layout" svg:width="0.244cm" svg:height="0.244cm" svg:x="10.627cm" svg:y="5.191cm">
          <draw:image xlink:href="Pictures/100002010000003A0000003A3D439EF4C3D23E07.png" xlink:type="simple" xlink:show="embed" xlink:actuate="onLoad">
            <text:p/>
          </draw:image>
        </draw:frame>
        <draw:frame draw:style-name="gr15" draw:text-style-name="P1" draw:layer="layout" svg:width="0.494cm" svg:height="0.35cm" svg:x="5.115cm" svg:y="2.575cm">
          <draw:image xlink:href="Pictures/100002010000007500000053620A94A40B179E01.png" xlink:type="simple" xlink:show="embed" xlink:actuate="onLoad">
            <text:p/>
          </draw:image>
        </draw:frame>
        <draw:frame draw:style-name="gr16" draw:text-style-name="P1" draw:layer="layout" svg:width="0.494cm" svg:height="0.35cm" svg:x="4.607cm" svg:y="3.652cm">
          <draw:image xlink:href="Pictures/1000020100000075000000537D6756855A47A077.png" xlink:type="simple" xlink:show="embed" xlink:actuate="onLoad">
            <text:p/>
          </draw:image>
        </draw:frame>
        <draw:frame draw:style-name="gr3" draw:text-style-name="P1" draw:layer="layout" svg:width="0.244cm" svg:height="0.282cm" svg:x="8.163cm" svg:y="1.457cm">
          <draw:image xlink:href="Pictures/100002010000003A000000438BA6659F631832D8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" draw:text-style-name="P2" draw:layer="layout" svg:width="0.264cm" svg:height="0.276cm" draw:transform="skewX (0.00366519142918802) rotate (0.665843109635837) translate (8.069cm 1.9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3.438cm" svg:y1="5.034cm" svg:x2="11.769cm" svg:y2="5.035cm">
          <text:p/>
        </draw:line>
        <draw:frame draw:style-name="gr3" draw:text-style-name="P1" draw:layer="layout" svg:width="0.505cm" svg:height="0.367cm" svg:x="7.036cm" svg:y="5.085cm">
          <draw:image xlink:href="Pictures/100002010000005C000000430FE619773D92EC12.png" xlink:type="simple" xlink:show="embed" xlink:actuate="onLoad">
            <text:p/>
          </draw:image>
        </draw:frame>
        <draw:line draw:style-name="gr4" draw:text-style-name="P1" draw:layer="layout" svg:x1="4.2cm" svg:y1="5.025cm" svg:x2="8.281cm" svg:y2="1.808cm">
          <text:p/>
        </draw:line>
        <draw:line draw:style-name="gr5" draw:text-style-name="P1" draw:layer="layout" svg:x1="8.282cm" svg:y1="1.808cm" svg:x2="10.761cm" svg:y2="5.025cm">
          <text:p/>
        </draw:line>
        <draw:line draw:style-name="gr6" draw:text-style-name="P1" draw:layer="layout" svg:x1="6.241cm" svg:y1="3.411cm" svg:x2="10.76cm" svg:y2="5.026cm">
          <text:p/>
        </draw:line>
        <draw:path draw:style-name="gr20" draw:text-style-name="P1" draw:layer="layout" svg:width="0.057cm" svg:height="0.378cm" svg:x="9.636cm" svg:y="4.653cm" svg:viewBox="0 0 58 379" svg:d="M58 0c-38 87-64 187-57 287l5 61 16 31">
          <text:p/>
        </draw:path>
        <draw:path draw:style-name="gr20" draw:text-style-name="P1" draw:layer="layout" svg:width="0.057cm" svg:height="0.356cm" svg:x="4.658cm" svg:y="4.678cm" svg:viewBox="0 0 58 357" svg:d="M0 0c38 82 64 176 57 270l-5 58-16 29">
          <text:p/>
        </draw:path>
        <draw:frame draw:style-name="gr3" draw:text-style-name="P1" draw:layer="layout" svg:width="0.229cm" svg:height="0.367cm" svg:x="4.783cm" svg:y="4.577cm">
          <draw:image xlink:href="Pictures/100002010000002A000000435113D0E7277FC57A.png" xlink:type="simple" xlink:show="embed" xlink:actuate="onLoad">
            <text:p/>
          </draw:image>
        </draw:frame>
        <draw:frame draw:style-name="gr3" draw:text-style-name="P1" draw:layer="layout" svg:width="0.21cm" svg:height="0.176cm" svg:x="9.299cm" svg:y="4.729cm">
          <draw:image xlink:href="Pictures/10000201000000320000002AB1A6A57AC1A111D4.png" xlink:type="simple" xlink:show="embed" xlink:actuate="onLoad">
            <text:p/>
          </draw:image>
        </draw:frame>
        <draw:custom-shape draw:style-name="gr8" draw:text-style-name="P3" draw:layer="layout" svg:width="0.203cm" svg:height="0.203cm" svg:x="10.6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03cm" svg:height="0.203cm" svg:x="4.152cm" svg:y="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9cm" svg:y1="4.815cm" svg:x2="5.941cm" svg:y2="3.212cm">
          <text:p/>
        </draw:line>
        <draw:line draw:style-name="gr10" draw:text-style-name="P1" draw:layer="layout" svg:x1="3.6cm" svg:y1="4.426cm" svg:x2="7.681cm" svg:y2="1.209cm">
          <text:p/>
        </draw:line>
        <draw:frame draw:style-name="gr16" draw:text-style-name="P1" draw:layer="layout" svg:width="0.456cm" svg:height="0.35cm" svg:x="4.556cm" svg:y="3.617cm">
          <draw:image xlink:href="Pictures/100002010000006C00000053ED9F9E6F9467C496.png" xlink:type="simple" xlink:show="embed" xlink:actuate="onLoad">
            <text:p/>
          </draw:image>
        </draw:frame>
        <draw:frame draw:style-name="gr15" draw:text-style-name="P1" draw:layer="layout" svg:width="0.494cm" svg:height="0.35cm" svg:x="4.954cm" svg:y="2.622cm">
          <draw:image xlink:href="Pictures/1000020100000075000000535A3753968DB06BCC.png" xlink:type="simple" xlink:show="embed" xlink:actuate="onLoad">
            <text:p/>
          </draw:image>
        </draw:frame>
        <draw:line draw:style-name="gr11" draw:text-style-name="P1" draw:layer="layout" svg:x1="4.2cm" svg:y1="5.014cm" svg:x2="6.241cm" svg:y2="3.411cm">
          <text:p/>
        </draw:line>
        <draw:line draw:style-name="gr5" draw:text-style-name="P1" draw:layer="layout" svg:x1="7.223cm" svg:y1="3.667cm" svg:x2="7.466cm" svg:y2="3.981cm">
          <text:p/>
        </draw:line>
        <draw:line draw:style-name="gr5" draw:text-style-name="P1" draw:layer="layout" svg:x1="7.524cm" svg:y1="3.767cm" svg:x2="7.767cm" svg:y2="4.081cm">
          <text:p/>
        </draw:line>
        <draw:line draw:style-name="gr5" draw:text-style-name="P1" draw:layer="layout" svg:x1="7.825cm" svg:y1="3.867cm" svg:x2="8.068cm" svg:y2="4.181cm">
          <text:p/>
        </draw:line>
        <draw:line draw:style-name="gr5" draw:text-style-name="P1" draw:layer="layout" svg:x1="8.126cm" svg:y1="3.967cm" svg:x2="8.369cm" svg:y2="4.281cm">
          <text:p/>
        </draw:line>
        <draw:line draw:style-name="gr5" draw:text-style-name="P1" draw:layer="layout" svg:x1="8.427cm" svg:y1="4.067cm" svg:x2="8.67cm" svg:y2="4.381cm">
          <text:p/>
        </draw:line>
        <draw:line draw:style-name="gr5" draw:text-style-name="P1" draw:layer="layout" svg:x1="8.728cm" svg:y1="4.167cm" svg:x2="8.971cm" svg:y2="4.481cm">
          <text:p/>
        </draw:line>
        <draw:line draw:style-name="gr5" draw:text-style-name="P1" draw:layer="layout" svg:x1="9.029cm" svg:y1="4.267cm" svg:x2="9.272cm" svg:y2="4.581cm">
          <text:p/>
        </draw:line>
        <draw:line draw:style-name="gr5" draw:text-style-name="P1" draw:layer="layout" svg:x1="9.33cm" svg:y1="4.367cm" svg:x2="9.573cm" svg:y2="4.681cm">
          <text:p/>
        </draw:line>
        <draw:line draw:style-name="gr5" draw:text-style-name="P1" draw:layer="layout" svg:x1="6.924cm" svg:y1="3.567cm" svg:x2="7.167cm" svg:y2="3.881cm">
          <text:p/>
        </draw:line>
        <draw:line draw:style-name="gr5" draw:text-style-name="P1" draw:layer="layout" svg:x1="6.625cm" svg:y1="3.467cm" svg:x2="6.868cm" svg:y2="3.781cm">
          <text:p/>
        </draw:line>
        <draw:line draw:style-name="gr12" draw:text-style-name="P1" draw:layer="layout" svg:x1="7.401cm" svg:y1="3.819cm" svg:x2="7.401cm" svg:y2="3.819cm">
          <text:p/>
        </draw:line>
        <draw:line draw:style-name="gr13" draw:text-style-name="P1" draw:layer="layout" svg:x1="7.553cm" svg:y1="3.794cm" svg:x2="7.731cm" svg:y2="3.692cm">
          <text:p/>
        </draw:line>
        <draw:frame draw:style-name="gr14" draw:text-style-name="P1" draw:layer="layout" svg:width="0.152cm" svg:height="0.229cm" svg:x="7.502cm" svg:y="3.438cm">
          <draw:image xlink:href="Pictures/100002010000002A0000004398A2271E1BEEF617.png" xlink:type="simple" xlink:show="embed" xlink:actuate="onLoad">
            <text:p/>
          </draw:image>
        </draw:frame>
        <draw:frame draw:style-name="gr3" draw:text-style-name="P1" draw:layer="layout" svg:width="0.244cm" svg:height="0.282cm" svg:x="4.124cm" svg:y="5.163cm">
          <draw:image xlink:href="Pictures/100002010000003A000000430256E2B31B4BF1D6.png" xlink:type="simple" xlink:show="embed" xlink:actuate="onLoad">
            <text:p/>
          </draw:image>
        </draw:frame>
        <draw:frame draw:style-name="gr3" draw:text-style-name="P1" draw:layer="layout" svg:width="0.244cm" svg:height="0.244cm" svg:x="10.627cm" svg:y="5.191cm">
          <draw:image xlink:href="Pictures/100002010000003A0000003A3D439EF4C3D23E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7T16:29:56.392649265</meta:creation-date>
    <dc:date>2023-10-07T17:51:54.881562621</dc:date>
    <meta:editing-duration>PT1H23M25S</meta:editing-duration>
    <meta:editing-cycles>34</meta:editing-cycles>
    <meta:generator>LibreOffice/6.0.7.3$Linux_X86_64 LibreOffice_project/00m0$Build-3</meta:generator>
    <meta:document-statistic meta:object-count="143"/>
  </office:meta>
</office:document-meta>
</file>